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m „Deadpool” – recenzja </text:p>
      <text:p text:style-name="P1"/>
      <text:p text:style-name="P1">Na samym wstępie chciałbym zaznaczyć, iż będą lekkie spoilery, ale nic, co mogłoby zepsuć wam kompletnie film. Natomiast jeżeli jesteście na te rzeczy kompletnie uczuleni, zobaczcie film, a dopiero wtedy przeczytajcie tę recenzję. Na kinowego „Deadpoola” czekałem długo, albowiem już w 2004 zaczęły się prace nad filmem, a w 2014 roku wyciekł test footage. Jako człowiek, który uwielbia zarówno samą postać, jak i komiksy, nie mogłem się doczekać premiery. I, będąc szczerym, w filmie się zakochałem. Ale teraz emocje opadły, film zobaczyłem na spokojnie jeszcze raz i myślę, że w końcu pora na wyrażenie własnej opinii . </text:p>
      <text:p text:style-name="P1"/>
      <text:p text:style-name="P1">Ale zacznijmy od samego początku. Dla niewtajemniczonych – Deadpool jest postacią z Marvel Comics. Był on parodią postaci należącej do DC, a mianowicie Slade’a Wilsona AKA Deathstroke’a. Już samo imię Deadpoola, czyli Wade Wilson jest żartem z bohatera DC, a na tym podobieństwa obu panów się nie kończą. Obaj to najemnicy, obaj są doskonale wyszkoleni w sztukach walki i używaniu szerokiej gamy broni palnej. Zarówno o jednym, jak i drugim mógłbym pisać i pisać, i zapewne cały numer magazynu by nie starczył na zamieszczenie wszystkich informacji. Na szczęście wiedza, jaka jest wam potrzebna, aby świetnie bawić się na tym filmie, jest wręcz znikoma. Deadpool jest antybohaterem, który ma bardzo różne podejście do wykonywania swojej pracy. I tyle, nic więcej nie jest potrzebne. I to dla mnie jest już duży plus tego filmu. Po widowiskach takich jak „Amazing Spider-Man”, „Fantastyczna Czwórka” czy też „Hulk”, w których po kilka razy pokazywano genezę bohatera, bardzo przepraszam za wyrażenie, ale aż do porzygu, geneza Deadpoola jest pokazana w bardzo przyjemny sposób oraz tłumaczy nam, co motywuje pościg głównego bohatera za Ajaxem (nie płynem do sprzątania, a głównym złym filmu).</text:p>
      <text:p text:style-name="P1"/>
      <text:p text:style-name="P1">I chociaż chciałbym powiedzieć o filmie same dobre rzeczy, jest też kilka, które mi nie do końca przypadły do gustu. Zacznijmy najpierw od plusów, gdyż samych minusów jest malutko, a też nie o to chodzi, by czepiać się tylko złych rzeczy. Ryan Raynolds w roli Deadpoola jest idealny. Jest to aktor, który już nie pierwszy raz gra postać komiksową, ale widać, że to właśnie w tej postaci czuje się idealnie. Zarówno na ekranie, jak i wszystkich materiałach dodatkowych czy promocyjnych Reynolds pokazuje, iż kocha tego bohatera tak jak my, że czuje się swobodnie, jest nieskrępowany tym, co robi, oraz że Deadpool to właśnie ta rola, która w końcu przypadła mu do gustu (patrzę na ciebie, Green Lantern). Kolejną rzeczą zasługującą na duży plus jest to, jak Tim Miller, reżyser „Deadpoola”, poradził sobie z jednak bardzo dużym wyzwaniem. Wiedział, że fani, którzy zobaczyli test footage, czekają na film w takim tonie, w jakim są utrzymane komiksy. Wiedział też, że musi zrobić film, który przypadnie do gustu także ludziom kompletnie niezwiązanym z komiksami, bo nawet jeżeli wierni fani będą zachwyceni, to nie wygenerują oni sami takich profitów, by film przyniósł zyski, nie mówiąc już o kolejnych częściach. I udało mu się, zarówno wierni fani, jak i nowi widzowie pokochali ten film. Prawda, były głosy sprzeciwu, jak na przykład do słynnej sceny w filmie, w której główny bohater świętował ze swoją ukochaną Międzynarodowy Dzień Kobiet, ale nie miały one większego znaczenia, gdyż już w samych dniach premierowych „Deadpool” zarobił przepiękne 761 milionów dolarów na całym świecie. Co to oznaczało? Iż film, na który wydano 58 milionów, zarobił 13 razy tyle, ile na niego przeznaczono, bijąc przy tym kilka rekordów. Teraz co do pozostałych postaci. Jakby na to nie patrzeć, każda mi się podobała, od biednego kierowcy taksówki, który zabiera Deadpoola na miejsce akcji w pierwszych minutach filmu aż po samego Ajaxa, każda miała coś niesamowitego do pokazania ze swojej strony i przyjemnie się je oglądało. Jedyną <text:soft-page-break/>rzeczą, jakiej żałuje w tym wypadku jest to, iż Bob nie dostał dłuższej roli, ale to akurat coś, na co tylko fani komiksów mogą narzekać. </text:p>
      <text:p text:style-name="P1"/>
      <text:p text:style-name="P1">A teraz, co do minusów. No cóż, jak też powiedziałem, nie będzie ich dużo, a dokładniej trzy. Po pierwsze, główna miłość naszego bohatera. Według mnie, ta bardzo dobrze napisana postać i świetnie zagrana została summa summarum sprowadzona pod koniec do roli kobiety w opałach. Nie było to zrobione nachalnie, ale jednak zauważalnie, co nie wszystkim może przypaść do gustu. Kolejną rzeczą jest to, iż niestety widać, że film miał budżet tylko 58 milionów $. Chociaż dla nas taka suma wydaje się ogromna, należy pamiętać, że rozmawiamy o filmie wprost z USA. Budżet takich rozmiarów to w świecie filmowym niewiele. Niektórzy aktorzy potrafiliby zarobić tyle za jeden film, a pamiętajmy, iż mówimy tu o całej produkcji, opłaceniu wszystkich aktorów, poprawkach komputerowych etc. Ostatnim minusem jest natomiast samo podejście do sposobu przedstawienia historii i motywacji naszego bohatera. Nie mówię, że było ono złe, ale przechodzenie z wydarzeń aktualnych do tych, które miały już miejsce, potem powrót do aktualnych i później znów do tych z przeszłości… Cóż, szczerze mówiąc, mi ten zabieg filmowy nigdy się nie podobał. I nie mówię, że zostało to wykonane źle, czy też w jakikolwiek sposób odbiera przyjemność z oglądania filmu. Stwierdzam tylko, że sam nie jestem wielkim fanem czegoś takiego, ale to tylko moja subiektywna opinia. Pamiętajmy, że jednak recenzja filmowa, szczególnie w takim magazynie, to jest nie jest coś, czym powinno się jasno sugerować i co powinno tworzyć Waszą opinie. </text:p>
      <text:p text:style-name="P1"/>
      <text:p text:style-name="P1">Podsumowując, mogę powiedzieć tyle: film był świetny, choć może nie perfekcyjny w każdym calu. Można się na nim ubawić i czerpać z niego przyjemność, nawet będąc kompletnie niezaznajomionym z tą postacią. Mogę wam go z całego serca polecić i powiedzieć jasno: idźcie i oglądajcie, jak to nasz wyszczekany najemnik pokazuje, że jest najlepszy w tym, co robi, a to, co robi, nie jest za bardzo miłe. </text:p>
      <text:p text:style-name="P1"/>
      <text:p text:style-name="P1"/>
      <text:p text:style-name="P1"/>
      <text:p text:style-name="P1"/>
      <text:p text:style-name="P1"/>
      <text:p text:style-name="P1"><text:a xlink:type="simple" xlink:href="http://i.imgur.com/4ahVDiv.jpg" text:style-name="Internet_20_link" text:visited-style-name="Visited_20_Internet_20_Link">obrazek</text:a><text:a xlink:type="simple" xlink:href="http://i.imgur.com/4ahVDiv.jpg" text:style-name="Internet_20_link" text:visited-style-name="Visited_20_Internet_20_Link"> 1, </text:a><text:a xlink:type="simple" xlink:href="http://i.imgur.com/4ahVDiv.jpg" text:style-name="Internet_20_link" text:visited-style-name="Visited_20_Internet_20_Link">komiksowy</text:a></text:p>
      <text:p text:style-name="P1"><text:a xlink:type="simple" xlink:href="http://www.njitsac.com/wp-content/uploads/DEADPOOL.jpg" text:style-name="Internet_20_link" text:visited-style-name="Visited_20_Internet_20_Link">obrazek</text:a><text:a xlink:type="simple" xlink:href="http://www.njitsac.com/wp-content/uploads/DEADPOOL.jpg" text:style-name="Internet_20_link" text:visited-style-name="Visited_20_Internet_20_Link"> 2, </text:a><text:a xlink:type="simple" xlink:href="http://www.njitsac.com/wp-content/uploads/DEADPOOL.jpg" text:style-name="Internet_20_link" text:visited-style-name="Visited_20_Internet_20_Link">filmowy</text:a><text:a xlink:type="simple" xlink:href="http://www.njitsac.com/wp-content/uploads/DEADPOOL.jpg" text:style-name="Internet_20_link" text:visited-style-name="Visited_20_Internet_20_Link"> </text:a></text:p>
      <text:p text:style-name="P1"><text:a xlink:type="simple" xlink:href="http://lazybasy.deviantart.com/art/Deadpool-584628325" text:style-name="Internet_20_link" text:visited-style-name="Visited_20_Internet_20_Link">obrazek</text:a><text:a xlink:type="simple" xlink:href="http://lazybasy.deviantart.com/art/Deadpool-584628325" text:style-name="Internet_20_link" text:visited-style-name="Visited_20_Internet_20_Link"> 3, </text:a><text:a xlink:type="simple" xlink:href="http://lazybasy.deviantart.com/art/Deadpool-584628325" text:style-name="Internet_20_link" text:visited-style-name="Visited_20_Internet_20_Link">fanar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4T22:22:47.504000000</dc:date>
    <meta:editing-duration>PT23H55M17S</meta:editing-duration>
    <meta:document-statistic meta:table-count="0" meta:image-count="0" meta:object-count="0" meta:page-count="2" meta:paragraph-count="9" meta:word-count="940" meta:character-count="5953" meta:non-whitespace-character-count="5014"/>
  </office:meta>
</office:document-meta>
</file>